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da01" officeooo:paragraph-rsid="001dda01"/>
    </style:style>
    <style:style style:name="P2" style:family="paragraph" style:parent-style-name="Standard">
      <style:text-properties officeooo:rsid="001fa5d8" officeooo:paragraph-rsid="001fa5d8"/>
    </style:style>
    <style:style style:name="P3" style:family="paragraph" style:parent-style-name="Standard">
      <style:text-properties officeooo:rsid="00219ca2" officeooo:paragraph-rsid="00219ca2"/>
    </style:style>
    <style:style style:name="P4" style:family="paragraph" style:parent-style-name="Standard">
      <style:text-properties officeooo:rsid="00236f8d" officeooo:paragraph-rsid="00236f8d"/>
    </style:style>
    <style:style style:name="P5" style:family="paragraph" style:parent-style-name="Standard">
      <style:text-properties officeooo:rsid="00241761" officeooo:paragraph-rsid="00241761"/>
    </style:style>
    <style:style style:name="P6" style:family="paragraph" style:parent-style-name="Standard">
      <style:text-properties officeooo:rsid="0025e26d" officeooo:paragraph-rsid="0025e26d"/>
    </style:style>
    <style:style style:name="P7" style:family="paragraph" style:parent-style-name="Standard">
      <style:text-properties officeooo:rsid="00290c5e" officeooo:paragraph-rsid="00290c5e"/>
    </style:style>
    <style:style style:name="P8" style:family="paragraph" style:parent-style-name="Standard">
      <style:text-properties officeooo:rsid="002aa7f5" officeooo:paragraph-rsid="002aa7f5"/>
    </style:style>
    <style:style style:name="P9" style:family="paragraph" style:parent-style-name="Standard">
      <style:text-properties officeooo:rsid="002bf2e7" officeooo:paragraph-rsid="002bf2e7"/>
    </style:style>
    <style:style style:name="P10" style:family="paragraph" style:parent-style-name="Standard">
      <style:text-properties officeooo:rsid="002c40c4" officeooo:paragraph-rsid="002c40c4"/>
    </style:style>
    <style:style style:name="T1" style:family="text">
      <style:text-properties officeooo:rsid="00241761"/>
    </style:style>
    <style:style style:name="T2" style:family="text">
      <style:text-properties officeooo:rsid="0027b34d"/>
    </style:style>
    <style:style style:name="T3" style:family="text">
      <style:text-properties officeooo:rsid="002c40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f we build on this island, I please need my own home. 2 bed 2 bath. Walk in tub, hot tub on top floor, jaccuzzi with jet therapy on bottom floor, recording studio, and small obserbatory. We will also need 2 or 3 weather stations, one on the north side of the island, one in the harbor, and one off the south end of the island. I need to look at the effects of land on weather. Each house may want a weather station too?</text:p>
      <text:p text:style-name="P1"/>
      <text:p text:style-name="P1">For my recording studio and what I do, I need 2 gopros with 64gb sd cards, and 4 batteries.</text:p>
      <text:p text:style-name="P1">I need a 7 string custom stereo guitar, <text:span text:style-name="T1">5 string stereo bass, and a nice sitar. </text:span></text:p>
      <text:p text:style-name="P1">2-3 webcams with zoom</text:p>
      <text:p text:style-name="P1">a condenser mic and desk stand, a condenser mic and ground stand (2 different mics)</text:p>
      <text:p text:style-name="P1">2 serious Oscilloscopes</text:p>
      <text:p text:style-name="P1">a nice soldering station and 3 hand helper thing.</text:p>
      <text:p text:style-name="P1">2 or 3 canakit pic programmers</text:p>
      <text:p text:style-name="P1">whatever software microchip has ffor developing chips. </text:p>
      <text:p text:style-name="P1">A 3d printer that uses all the filaments. </text:p>
      <text:p text:style-name="P1">I also need a very nice DJ Booth (Digital vinyl emulators) and maybe some vinyl. I will print tracks to vinyl and tape. </text:p>
      <text:p text:style-name="P1"/>
      <text:p text:style-name="P2">I tend to get angry and break things that aren’t ultra well made. So I need well made stuff. </text:p>
      <text:p text:style-name="P2">I could use a stereo tube amp with built in effects for the guitar, but I will also run that guitar through software like darkwave studio and rakarrack. </text:p>
      <text:p text:style-name="P2"/>
      <text:p text:style-name="P2"/>
      <text:p text:style-name="P3">I also need 5 balsa surfboards...a 6’10 bonzer pin tail, a 9’2 balsa gun, quad w/ bonzer option (6 channel bottom I think, or bonzer contours with 6 channel in the last 8 inches of the board) a 5’2 skip frye inspired bonzer fish!!!! a 5’6 bonzer inspired high performance shortboard with a hydrofoil slot,</text:p>
      <text:p text:style-name="P3">and then a 9’9 SUP gun and paddle. </text:p>
      <text:p text:style-name="P3"/>
      <text:p text:style-name="P4">The computer I will need is probably 4GHZ 16core processor, 64gb ddr4 ram, 2 nvidia GPUs, 1 soudblaster <text:span text:style-name="T1">pcie </text:span>audio card, pcie m.2 memory, 3 3tb hdds, 3 24 -27 inch touch screen monitors. <text:span text:style-name="T1">Depending on the case, I will need usb header cables and audio header cables as well. </text:span></text:p>
      <text:p text:style-name="P4"/>
      <text:p text:style-name="P5">And then a system76 laptop with puredarwin and pop! Os installed on it with the following preconfigured. 64Bit Wine with all the VST’s from VST4free.com, kxstudio Carla and Cadence, balabolka, espeak, Athena voice control, jarvis, pocketsphinx, Calliope voice control too, Audacity, lmms, hydrogen, alsa modular synth, zynadd, nekobee? Darkwave studio, kristal vst rack, giadia, xowave, psycle, and vsthost. The virtual aelita, found by googleing vaelita synth virtual aelita or something. An updated version of flightgear with the ability to view tutorials and play the game at the same time. Electronics simulations and design software, PIC programmming and design software, plogues alter ego under wine. And wine and jack audio written and compiled under wine so that I can receive input from a usb mic or soundcard, run it through darkwave and record it in a linux instance of audacity. </text:p>
      <text:p text:style-name="P8">And the computer needs to print tracks to tape, vinyl. </text:p>
      <text:p text:style-name="P6">OBS, VNCVIewer, NASM, VLC, and I need full compatibility with Bose and other wirless speakers. <text:s/><text:span text:style-name="T2">Put google assistant, alexa, and any alternatives to that you want on the damn computer. </text:span></text:p>
      <text:p text:style-name="P4"/>
      <text:p text:style-name="P4">And 2 massage chairs</text:p>
      <text:p text:style-name="P1"/>
      <text:p text:style-name="P5">we can buy kites and learn how to kite since we have all the open water in the world. </text:p>
      <text:p text:style-name="P5"/>
      <text:p text:style-name="P7"><text:soft-page-break/>I need documents and tutorials written in plain english for all of the computer and electronics and 3d printers and CNC machines. <text:s/>Because other people will want to use them. </text:p>
      <text:p text:style-name="P7"/>
      <text:p text:style-name="P8"/>
      <text:p text:style-name="P9">And the skatepark</text:p>
      <text:p text:style-name="P9"/>
      <text:p text:style-name="P9">probably 110x130 and <text:span text:style-name="T3">2</text:span> stories. First two floors have 15 foot ceilings and top has a retractable roof and like bigger halfpipes. </text:p>
      <text:p text:style-name="P9"/>
      <text:p text:style-name="P9">First floor, mini ramps with wallride transfer and above the lip rail transfers and even areas with flat in between the two halfpipes. <text:span text:style-name="T3">And uneven heighs on the halfpipes, so one halfpipe could be a 2 feet while the other halfipipe is at up to 4! and then some areas of flat on one side and 2’ halfpipe on the other side to practice roll ins</text:span></text:p>
      <text:p text:style-name="P9"/>
      <text:p text:style-name="P10">and then boxes and rails and ledges and gaps starting at 8” tall or long and going up to 20” or so and a few sets of stairs strewn about the place, even stairs into the halfpipes to ollie an have a gap, and these should be 1 2 3 4 5 6 stairs, so some 1 stairs and some six stairs. Manual pads and kickers, wall rides, and even wall ride transfers on the mini ramps. </text:p>
      <text:p text:style-name="P9"/>
      <text:p text:style-name="P10">Second story, you can go to town with mini pools and halfpipes and regular size pools. </text:p>
      <text:p text:style-name="P9"/>
      <text:p text:style-name="P9"/>
      <text:p text:style-name="P9"/>
      <text:p text:style-name="P9">We also need video cameras around the harbour, though if we put boathouses it won’t be that necessary, and we need wirelessly to be able to receive data from generators and lifts and stuff so that we can wirelessly shut them down in case of malfunction. And monitor weather wirelessly. And monitor sewers in the same w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09:29:10.881319816</meta:creation-date>
    <dc:date>2018-02-04T10:38:44.753325427</dc:date>
    <meta:editing-duration>PT37M49S</meta:editing-duration>
    <meta:editing-cycles>8</meta:editing-cycles>
    <meta:generator>LibreOffice/5.4.2.2$Linux_X86_64 LibreOffice_project/40m0$Build-2</meta:generator>
    <meta:document-statistic meta:table-count="0" meta:image-count="0" meta:object-count="0" meta:page-count="2" meta:paragraph-count="28" meta:word-count="828" meta:character-count="4546" meta:non-whitespace-character-count="3727"/>
  </office:meta>
</office:document-meta>
</file>